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~? Or
something... at least, that's what I'm think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~ Soooo~ Hooottt~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~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"Spirit Queen", I get the image
of a genie coming out of a lamp, or
some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"not-a-human" a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~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~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~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~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"self-satisfying"...
Sounds pretty lewd, don'tcha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~? Fufuf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~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"pick some flowers"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&gt;_&lt;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"Great
Sunrise Bridge" if we want to reach the
Southland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ut I can't b-bear it... anymo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 really feel it trembling with magic pow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 how
are we supposed to, umm, you k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"Don't look down on me just 'cos I'm small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"Well, just do your best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"I mighta been careless last time, but I'm
goin' all out this time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"You'd better come at me with everythin' you
got!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"They might be powerful fusions of your
creation, but monsters are monsters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"I expect they'll fall to our Seraphia like any
other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"Hoh hoh hoh!! Do not underestimate the
power of my Lux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"You shall be ground into dust by my
double-trouble combo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 office:value-type="string">
            <text:p>【Produced \V[1366]ml of pee!】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you have to make do with what
you've got...!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good over
there! Gimme, gimme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Fuu—... that felt amazin'... ☆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n't that an item for those who need to
relieve themselves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-I'm still absolutely... fine, thank
you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I-I'm saved...! I will take you up on
your kind offer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's... coming... out...! I-I can't take it
any longer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
nooow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ll betterr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 office:value-type="string">
            <text:p>Unleash her Holy Water into the v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 office:value-type="string">
            <text:p>Pokey-poke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 office:value-type="string">
            <text:p>Extricate her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 office:value-type="string">
            <text:p>Nothing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 office:value-type="string">
            <text:p>She doesn't have anything to let o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 office:value-type="string">
            <text:p>The Holy Water vial is full to the bri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 office:value-type="string">
            <text:p>Really release her from possession? (You will
need to return to the nun to reassign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 office:value-type="string">
            <text:p>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 office:value-type="string">
            <text:p>Don't 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heavens... I'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26T12:29:31+01:00</meta:creation-date>
    <dc:date>2020-01-26T12:29:3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